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esloLGL Nerd Font" svg:font-family="'MesloLGL Nerd Font'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0000"/>
      <style:text-properties style:font-name="MesloLGL Nerd Font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333333"/>
    </style:style>
    <style:style style:name="ce6" style:family="table-cell" style:parent-style-name="Default" style:data-style-name="N111">
      <style:table-cell-properties fo:background-color="#666666"/>
    </style:style>
    <style:style style:name="ce7" style:family="table-cell" style:parent-style-name="Default" style:data-style-name="N10">
      <style:table-cell-properties fo:background-color="#ff0000"/>
    </style:style>
    <style:style style:name="ce8" style:family="table-cell" style:parent-style-name="Default" style:data-style-name="N111">
      <style:table-cell-properties fo:background-color="#ff0000"/>
    </style:style>
    <style:style style:name="ce9" style:family="table-cell" style:parent-style-name="Default" style:data-style-name="N111">
      <style:table-cell-properties fo:background-color="#333333"/>
    </style:style>
    <style:style style:name="T1" style:family="text">
      <style:text-properties style:font-name="MesloLGL Nerd Font"/>
    </style:style>
  </office:automatic-styles>
  <office:body>
    <office:spreadsheet>
      <table:calculation-settings table:automatic-find-labels="false" table:use-regular-expressions="false" table:use-wildcards="true"/>
      <table:table table:name="Cal_presupuesto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                             <text:span text:style-name="T1">PRESUPUESTO</text:span></text:p>
          </table:table-cell>
          <table:table-cell table:style-name="ce1" table:number-columns-repeated="3"/>
        </table:table-row>
        <table:table-row table:style-name="ro2">
          <table:table-cell table:style-name="ce2" table:number-columns-repeated="4"/>
        </table:table-row>
        <table:table-row table:style-name="ro2">
          <table:table-cell table:style-name="ce3" office:value-type="string" calcext:value-type="string">
            <text:p>Componente</text:p>
          </table:table-cell>
          <table:table-cell table:style-name="ce3" office:value-type="string" calcext:value-type="string">
            <text:p>Cantidad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Importe</text:p>
          </table:table-cell>
        </table:table-row>
        <table:table-row table:style-name="ro2">
          <table:table-cell office:value-type="string" calcext:value-type="string">
            <text:p>Caja ATX Ref. AER8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6.41" calcext:value-type="currency">
            <text:p>36,41 €</text:p>
          </table:table-cell>
          <table:table-cell table:formula="of:=[.B4]*[.C4]" office:value-type="currency" office:currency="EUR" office:value="36.41" calcext:value-type="currency">
            <text:p>36,41 €</text:p>
          </table:table-cell>
        </table:table-row>
        <table:table-row table:style-name="ro2">
          <table:table-cell office:value-type="string" calcext:value-type="string">
            <text:p>Placa base Intel Core i5/i7 1156 Ref. ASR4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8.92" calcext:value-type="currency">
            <text:p>68,92 €</text:p>
          </table:table-cell>
          <table:table-cell table:formula="of:=[.B5]*[.C5]" office:value-type="currency" office:currency="EUR" office:value="68.92" calcext:value-type="currency">
            <text:p>68,92 €</text:p>
          </table:table-cell>
        </table:table-row>
        <table:table-row table:style-name="ro2">
          <table:table-cell office:value-type="string" calcext:value-type="string">
            <text:p>Procesador Intel i5 socket 1156 Ref. INT38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9.2" calcext:value-type="currency">
            <text:p>149,20 €</text:p>
          </table:table-cell>
          <table:table-cell table:formula="of:=[.B6]*[.C6]" office:value-type="currency" office:currency="EUR" office:value="149.2" calcext:value-type="currency">
            <text:p>149,20 €</text:p>
          </table:table-cell>
        </table:table-row>
        <table:table-row table:style-name="ro2">
          <table:table-cell office:value-type="string" calcext:value-type="string">
            <text:p>Memoria de 2GB DDR3 Kingston Ref. KGN65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4.44" calcext:value-type="currency">
            <text:p>14,44 €</text:p>
          </table:table-cell>
          <table:table-cell table:formula="of:=[.B7]*[.C7]" office:value-type="currency" office:currency="EUR" office:value="28.88" calcext:value-type="currency">
            <text:p>28,88 €</text:p>
          </table:table-cell>
        </table:table-row>
        <table:table-row table:style-name="ro2">
          <table:table-cell office:value-type="string" calcext:value-type="string">
            <text:p>Gráfica ATI 1GB Ref.ASK214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0.9" calcext:value-type="currency">
            <text:p>40,90 €</text:p>
          </table:table-cell>
          <table:table-cell table:formula="of:=[.B8]*[.C8]" office:value-type="currency" office:currency="EUR" office:value="40.9" calcext:value-type="currency">
            <text:p>40,90 €</text:p>
          </table:table-cell>
        </table:table-row>
        <table:table-row table:style-name="ro2">
          <table:table-cell office:value-type="string" calcext:value-type="string">
            <text:p>Disco duro Hitachi SATA 3 Ref. HIC16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5.42" calcext:value-type="currency">
            <text:p>105,42 €</text:p>
          </table:table-cell>
          <table:table-cell table:formula="of:=[.B9]*[.C9]" office:value-type="currency" office:currency="EUR" office:value="105.42" calcext:value-type="currency">
            <text:p>105,42 €</text:p>
          </table:table-cell>
        </table:table-row>
        <table:table-row table:style-name="ro2">
          <table:table-cell table:style-name="Default"/>
          <table:table-cell table:style-name="ce1" office:value-type="string" calcext:value-type="string">
            <text:p>Total</text:p>
          </table:table-cell>
          <table:table-cell table:style-name="ce1"/>
          <table:table-cell table:style-name="ce8" table:formula="of:= [.D4]+[.D5]+[.D6]+[.D7]+[.D8]+[.D9]" office:value-type="currency" office:currency="EUR" office:value="429.73" calcext:value-type="currency">
            <text:p>429,73 €</text:p>
          </table:table-cell>
        </table:table-row>
        <table:table-row table:style-name="ro2">
          <table:table-cell table:style-name="Default"/>
          <table:table-cell table:style-name="ce1" office:value-type="string" calcext:value-type="string">
            <text:p>IVA</text:p>
          </table:table-cell>
          <table:table-cell table:style-name="ce7" office:value-type="percentage" office:value="0.18" calcext:value-type="percentage">
            <text:p>18 %</text:p>
          </table:table-cell>
          <table:table-cell table:style-name="ce8" table:formula="of:=[.D10]*0.18" office:value-type="currency" office:currency="EUR" office:value="77.3514" calcext:value-type="currency">
            <text:p>77,35 €</text:p>
          </table:table-cell>
        </table:table-row>
        <table:table-row table:style-name="ro2">
          <table:table-cell table:style-name="Default"/>
          <table:table-cell table:style-name="ce5" office:value-type="string" calcext:value-type="string">
            <text:p>A pagar</text:p>
          </table:table-cell>
          <table:table-cell table:style-name="ce5"/>
          <table:table-cell table:style-name="ce9" table:formula="of:=[.D10]+[.D11]" office:value-type="currency" office:currency="EUR" office:value="507.0814" calcext:value-type="currency">
            <text:p>507,08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esloLGL Nerd Font" svg:font-family="'MesloLGL Nerd Font'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8T00:20:53.647790030</meta:creation-date>
    <dc:date>2025-10-18T02:33:56.560150053</dc:date>
    <meta:editing-duration>PT9M55S</meta:editing-duration>
    <meta:editing-cycles>1</meta:editing-cycles>
    <meta:document-statistic meta:table-count="1" meta:cell-count="36" meta:object-count="0"/>
    <meta:generator>LibreOffice/25.2.3.2$Linux_X86_64 LibreOffice_project/520$Build-2</meta:generator>
  </office:meta>
</office:document-meta>
</file>